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465a4" loext:opacity="100%"/>
    </style:style>
    <style:style style:name="P2" style:family="paragraph" style:parent-style-name="Standard">
      <style:text-properties fo:color="#000000" loext:opacity="100%" officeooo:rsid="00124805" officeooo:paragraph-rsid="00124805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Standard">
      <style:text-properties fo:color="#3465a4" loext:opacity="100%"/>
    </style:style>
    <style:style style:name="P5" style:family="paragraph" style:parent-style-name="Standard">
      <style:text-properties fo:color="#3465a4" loext:opacity="100%" officeooo:paragraph-rsid="0018e6f3"/>
    </style:style>
    <style:style style:name="P6" style:family="paragraph" style:parent-style-name="Standard">
      <style:text-properties fo:color="#3465a4" loext:opacity="100%" officeooo:paragraph-rsid="001d402e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Standard">
      <style:text-properties fo:color="#000000" loext:opacity="100%" officeooo:paragraph-rsid="00184735"/>
    </style:style>
    <style:style style:name="P9" style:family="paragraph" style:parent-style-name="Standard">
      <style:text-properties fo:color="#000000" loext:opacity="100%" officeooo:rsid="0018e6f3" officeooo:paragraph-rsid="0018e6f3"/>
    </style:style>
    <style:style style:name="P10" style:family="paragraph" style:parent-style-name="Standard">
      <style:text-properties fo:color="#158466" loext:opacity="100%" officeooo:paragraph-rsid="00184735"/>
    </style:style>
    <style:style style:name="P11" style:family="paragraph" style:parent-style-name="Standard">
      <style:text-properties fo:color="#ff0000" loext:opacity="100%"/>
    </style:style>
    <style:style style:name="P12" style:family="paragraph" style:parent-style-name="Standard">
      <style:text-properties fo:color="#ff0000" loext:opacity="100%" fo:font-style="italic" style:font-style-asian="italic" style:font-style-complex="italic"/>
    </style:style>
    <style:style style:name="P13" style:family="paragraph" style:parent-style-name="Standard">
      <style:text-properties fo:color="#ff0000" loext:opacity="100%" fo:font-style="italic" officeooo:rsid="001d402e" officeooo:paragraph-rsid="001d402e" style:font-style-asian="italic" style:font-style-complex="italic"/>
    </style:style>
    <style:style style:name="T1" style:family="text">
      <style:text-properties officeooo:rsid="00124805"/>
    </style:style>
    <style:style style:name="T2" style:family="text">
      <style:text-properties officeooo:rsid="001342ec"/>
    </style:style>
    <style:style style:name="T3" style:family="text">
      <style:text-properties fo:color="#000000" loext:opacity="100%"/>
    </style:style>
    <style:style style:name="T4" style:family="text">
      <style:text-properties fo:color="#3465a4" loext:opacity="100%" officeooo:rsid="00184735"/>
    </style:style>
    <style:style style:name="T5" style:family="text">
      <style:text-properties fo:color="#158466" loext:opacity="100%"/>
    </style:style>
    <style:style style:name="T6" style:family="text">
      <style:text-properties officeooo:rsid="00184735"/>
    </style:style>
    <style:style style:name="T7" style:family="text">
      <style:text-properties officeooo:rsid="0018e6f3"/>
    </style:style>
  </office:automatic-styles>
  <office:body>
    <office:text text:use-soft-page-breaks="true">
      <office:forms form:automatic-focus="false" form:apply-design-mode="false">
        <form:form form:name="sqlform" form:apply-filter="true" form:enctype="multipart/formdata" form:method="post" form:control-implementation="ooo:com.sun.star.form.component.Form" office:target-frame="" xlink:href="http://index.php/?route=/import" xlink:type="simple">
          <form:properties>
            <form:property form:property-name="PropertyChangeNotificationEnabled" office:value-type="boolean" office:boolean-value="true"/>
          </form:properties>
        </form:form>
        <form:form form:name="sqlform" form:apply-filter="true" form:enctype="multipart/formdata" form:method="post" form:control-implementation="ooo:com.sun.star.form.component.Form" office:target-frame="" xlink:href="http://index.php/?route=/impor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REQUÊTE SQL PAPYRUS</text:span></text:p>
      <text:p text:style-name="P1"/>
      <text:p text:style-name="P1"/>
      <text:p text:style-name="P1">1. Quelles sont les commandes du fournisseur 09120 ?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entcom` WHERE NUMFOU="09120"; </text:span></text:p>
      <text:p text:style-name="P2"><text:span text:style-name="Source_20_Text"/></text:p>
      <text:p text:style-name="P2"><text:span text:style-name="Source_20_Text">→ 70020 et 70300</text:span></text:p>
      <text:p text:style-name="P2"/>
      <text:p text:style-name="P1">2. Afficher le code des fournisseurs pour lesquels des commandes ont été</text:p>
      <text:p text:style-name="P1">passées.</text:p>
      <text:p text:style-name="P1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3"> DISTINCT numfou FROM entcom; </text:span></text:span></text:p>
      <text:p text:style-name="P3">→ <text:span text:style-name="T2">120, 540, 8700, 9120, 9150, 9180</text:span></text:p>
      <text:p text:style-name="P1"/>
      <text:p text:style-name="P1">3. Afficher le nombre de commandes fournisseurs passées, et le nombre</text:p>
      <text:p text:style-name="P1">de fournisseur concernés.</text:p>
      <text:p text:style-name="P3">SELECT (count(numcom)), COUNT(DISTINCT numfou) FROM entcom;</text:p>
      <text:p text:style-name="P3"/>
      <text:p text:style-name="P1">4. Éditer les produits ayant un stock inférieur ou égal au stock d'alerte et</text:p>
      <text:p text:style-name="P1">dont la quantité annuelle est inférieur est inférieure à 1000</text:p>
      <text:p text:style-name="P1">(informations à fournir : n° produit, libellé produit, stock, stock actuel</text:p>
      <text:p text:style-name="P1">d'alerte, quantité annuelle)</text:p>
      <text:p text:style-name="P3">SELECT codart, libart, stkphy, stkale, qteann FROM produit WHERE stkphy &lt;=stkale AND qteann&lt;1000;</text:p>
      <text:p text:style-name="P1"/>
      <text:p text:style-name="P1">5. Quels sont les fournisseurs situés dans les départements 75 78 92 77 ?</text:p>
      <text:p text:style-name="P1">L’affichage (département, nom fournisseur) sera effectué par</text:p>
      <text:p text:style-name="P1">département décroissant, puis par ordre alphabétique</text:p>
      <text:p text:style-name="P10"/>
      <text:p text:style-name="P10"><text:span text:style-name="T6">P</text:span>ar département décroissant :</text:p>
      <text:p text:style-name="P8">SELECT SUBSTRING(posfou,1,2) AS "Département", nomfou FROM fournis WHERE posfou LIKE "75%" OR posfou LIKE "78%" OR posfou LIKE "92%" OR posfou LIKE "77%" ORDER BY posfou DESC;</text:p>
      <text:p text:style-name="P8"/>
      <text:p text:style-name="P10"><text:span text:style-name="T6">P</text:span>ar ordre alphabétique :</text:p>
      <text:p text:style-name="P8">SELECT SUBSTRING(posfou,1,2) AS "Département", nomfou FROM fournis WHERE posfou LIKE "75%" OR posfou LIKE "78%" OR posfou LIKE "92%" OR posfou LIKE "77%" ORDER BY nomfou;</text:p>
      <text:p text:style-name="P1"/>
      <text:p text:style-name="P1">6. Quelles sont les commandes passées au mois de mars et avril ?</text:p>
      <text:p text:style-name="P3">SELECT * FROM entcom WHERE datcom LIKE "____-04-%" OR datcom LIKE "____-03-%"</text:p>
      <text:p text:style-name="P1"/>
      <text:p text:style-name="P1">7. Quelles sont les commandes du jour qui ont des observations</text:p>
      <text:p text:style-name="P1">particulières ?</text:p>
      <text:p text:style-name="P5">(Affichage numéro de commande, date de commande)</text:p>
      <text:p text:style-name="P3">SELECT <text:span text:style-name="T7">numcom, datcom</text:span> FROM entcom WHERE obscom IS NOT NULL</text:p>
      <text:p text:style-name="P9">ou</text:p>
      <text:p text:style-name="P9">SELECT numcom, datcom FROM entcom WHERE length (obscom)&gt;=1</text:p>
      <text:p text:style-name="P5"/>
      <text:p text:style-name="P1">8. Lister le total de chaque commande par total décroissant</text:p>
      <text:p text:style-name="P1">(Affichage numéro de commande et total)</text:p>
      <text:p text:style-name="P3">SELECT numcom as "Numéro de la commande", SUM(qtecde * priuni) AS "Total" FROM ligcom GROUP BY numcom ORDER BY Total DESC;</text:p>
      <text:p text:style-name="P1"><text:soft-page-break/></text:p>
      <text:p text:style-name="P1">9. Lister les commandes dont le total est supérieur à 10 000€ ; on exclura</text:p>
      <text:p text:style-name="P1">dans le calcul du total les articles commandés en quantité supérieure</text:p>
      <text:p text:style-name="P1">ou égale à 1000.</text:p>
      <text:p text:style-name="P6">(Affichage numéro de commande et total)</text:p>
      <text:p text:style-name="P11"/>
      <text:p text:style-name="P12">SELECT numcom as "Numéro de la commande", <text:s/>(SUM(qtecde * priuni)) AS "total"</text:p>
      <text:p text:style-name="P12">FROM ligcom </text:p>
      <text:p text:style-name="P12">WHERE total&gt;10000</text:p>
      <text:p text:style-name="P13">AND qtecde&lt;1000</text:p>
      <text:p text:style-name="P12">GROUP BY numcom</text:p>
      <text:p text:style-name="P1"/>
      <text:p text:style-name="P1">10. Lister les commandes par nom fournisseur</text:p>
      <text:p text:style-name="P1">(Afficher le nom du fournisseur, le numéro de commande et la date)</text:p>
      <text:p text:style-name="P3">SELECT fournis.nomfou, entcom.numcom, entcom.datcom FROM entcom JOIN fournis ON entcom.numfou=fournis.numfou</text:p>
      <text:p text:style-name="P3"/>
      <text:p text:style-name="P1">11. Sortir les produits des commandes ayant le mot "urgent' en</text:p>
      <text:p text:style-name="P1">observation?</text:p>
      <text:p text:style-name="P1">Introduction langage SQL dans SQL Server</text:p>
      <text:p text:style-name="P1">afpa  2007</text:p>
      <text:p text:style-name="P1">– Informatique et télécoms – filière étude -</text:p>
      <text:p text:style-name="P1">développementr</text:p>
      <text:p text:style-name="P1">6/10</text:p>
      <text:p text:style-name="P1">(Afficher le numéro de commande, le nom du fournisseur, le libellé du</text:p>
      <text:p text:style-name="P1">produit et le sous total = quantité commandée * Prix unitaire)</text:p>
      <text:p text:style-name="P1"/>
      <text:p text:style-name="P3">SELECT entcom.numcom, fournis.nomfou,produit.libart, ligcom.qtecde*ligcom.priuni as "sous-total"</text:p>
      <text:p text:style-name="P3">FROM entcom</text:p>
      <text:p text:style-name="P3">JOIN fournis ON entcom.numfou=fournis.numfou</text:p>
      <text:p text:style-name="P3">JOIN ligcom ON entcom.numcom=ligcom.numcom</text:p>
      <text:p text:style-name="P3">JOIN produit ON ligcom.codart=produit.codart</text:p>
      <text:p text:style-name="P3">WHERE entcom.obscom like "Commande urgente";</text:p>
      <text:p text:style-name="P1"/>
      <text:p text:style-name="P1">12. Coder de 2 manières différentes la requête suivante :</text:p>
      <text:p text:style-name="P1">Lister le nom des fournisseurs susceptibles de livrer au moins un article</text:p>
      <text:p text:style-name="P1"/>
      <text:p text:style-name="P1"/>
      <text:p text:style-name="P1">13. Coder de 2 manières différentes la requête suivante</text:p>
      <text:p text:style-name="P1">Lister les commandes (Numéro et date) dont le fournisseur est celui de</text:p>
      <text:p text:style-name="P1">la commande 70210 :</text:p>
      <text:p text:style-name="P1"/>
      <text:p text:style-name="P1">14. Dans les articles susceptibles d’être vendus, lister les articles moins</text:p>
      <text:p text:style-name="P1">chers (basés sur Prix1) que le moins cher des rubans (article dont le</text:p>
      <text:p text:style-name="P1">premier caractère commence par R). On affichera le libellé de l’article</text:p>
      <text:p text:style-name="P1">et prix1</text:p>
      <text:p text:style-name="P1">15. Editer la liste des fournisseurs susceptibles de livrer les produits</text:p>
      <text:p text:style-name="P1">dont le stock est inférieur ou égal à 150 % du stock d'alerte. La liste est</text:p>
      <text:p text:style-name="P1">triée par produit puis fournisseur</text:p>
      <text:p text:style-name="P1">16. Éditer la liste des fournisseurs susceptibles de livrer les produit dont</text:p>
      <text:p text:style-name="P1">le stock est inférieur ou égal à 150 % du stock d'alerte et un délai de</text:p>
      <text:p text:style-name="P1"><text:soft-page-break/>livraison d'au plus 30 jours. La liste est triée par fournisseur puis</text:p>
      <text:p text:style-name="P1">produit</text:p>
      <text:p text:style-name="P1">17. Avec le même type de sélection que ci-dessus, sortir un total des</text:p>
      <text:p text:style-name="P1">stocks par fournisseur trié par total décroissant</text:p>
      <text:p text:style-name="P1">18. En fin d'année, sortir la liste des produits dont la quantité réellement</text:p>
      <text:p text:style-name="P1">commandée dépasse 90% de la quantité annuelle prévue.</text:p>
      <text:p text:style-name="P1">19. Calculer le chiffre d'affaire par fournisseur pour l'année 93 sachant</text:p>
      <text:p text:style-name="P1">que les prix indiqués sont hors taxes et que le taux de TVA est 20%.</text:p>
      <text:p text:style-name="P1">/*</text:p>
      <text:p text:style-name="P1">20. Existe-t-il des lignes de commande non cohérentes avec les produits</text:p>
      <text:p text:style-name="P1">vendus par les fournisseurs. ?</text:p>
      <text:p text:style-name="P1">Introduction langage SQL dans SQL Server</text:p>
      <text:p text:style-name="P1">afpa  2007</text:p>
      <text:p text:style-name="P1">– Informatique et télécoms – filière étude -</text:p>
      <text:p text:style-name="P1">développementr</text:p>
      <text:p text:style-name="P1">7/1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5:13:28.419159428</meta:creation-date>
    <dc:date>2024-07-30T16:08:28.896240550</dc:date>
    <meta:editing-duration>PT2H4M40S</meta:editing-duration>
    <meta:editing-cycles>5</meta:editing-cycles>
    <meta:generator>LibreOffice/24.2.4.2$Linux_X86_64 LibreOffice_project/420$Build-2</meta:generator>
    <meta:document-statistic meta:table-count="0" meta:image-count="0" meta:object-count="0" meta:page-count="3" meta:paragraph-count="91" meta:word-count="728" meta:character-count="4618" meta:non-whitespace-character-count="3968"/>
  </office:meta>
</office:document-meta>
</file>